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loext:padding="0cm" loext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core-of-a-string/" text:style-name="Internet_20_link" text:visited-style-name="Visited_20_Internet_20_Link"><text:span text:style-name="T1">3110. Score of a String</text:span></text:a></text:p>
      <text:p text:style-name="P1">Easy</text:p>
      <text:p text:style-name="P1"/>
      <text:p text:style-name="P2"><text:span text:style-name="T1">You are given a string </text:span><text:span text:style-name="Source_20_Text"><text:span text:style-name="T2">s</text:span></text:span><text:span text:style-name="T1">. The </text:span><text:span text:style-name="Strong_20_Emphasis"><text:span text:style-name="T1">score</text:span></text:span><text:span text:style-name="T1"> of a string is defined as the sum of the absolute difference between the </text:span><text:span text:style-name="Strong_20_Emphasis"><text:span text:style-name="T1">ASCII</text:span></text:span><text:span text:style-name="T1"> values of adjacent characters.</text:span></text:p>
      <text:p text:style-name="P2"><text:span text:style-name="T1">Return the </text:span><text:span text:style-name="Strong_20_Emphasis"><text:span text:style-name="T1">score</text:span></text:span><text:span text:style-name="T1"> of</text:span><text:span text:style-name="Emphasis"><text:span text:style-name="T1"> </text:span></text:span><text:span text:style-name="Source_20_Text"><text:span text:style-name="T2">s</text:span></text:span><text:span text:style-name="T1">.</text:span></text:p>
      <text:p text:style-name="P3"> 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 s = "hello"</text:span></text:p>
      <text:p text:style-name="P2"><text:span text:style-name="Strong_20_Emphasis"><text:span text:style-name="T1">Output:</text:span></text:span><text:span text:style-name="T1"> 13</text:span></text:p>
      <text:p text:style-name="P2"><text:span text:style-name="Strong_20_Emphasis"><text:span text:style-name="T1">Explanation:</text:span></text:span></text:p>
      <text:p text:style-name="P2"><text:span text:style-name="T1">The </text:span><text:span text:style-name="Strong_20_Emphasis"><text:span text:style-name="T1">ASCII</text:span></text:span><text:span text:style-name="T1"> values of the characters in </text:span><text:span text:style-name="Source_20_Text"><text:span text:style-name="T2">s</text:span></text:span><text:span text:style-name="T1"> are: </text:span><text:span text:style-name="Source_20_Text"><text:span text:style-name="T2">'h' = 104</text:span></text:span><text:span text:style-name="T1">, </text:span><text:span text:style-name="Source_20_Text"><text:span text:style-name="T2">'e' = 101</text:span></text:span><text:span text:style-name="T1">, </text:span><text:span text:style-name="Source_20_Text"><text:span text:style-name="T2">'l' = 108</text:span></text:span><text:span text:style-name="T1">, </text:span><text:span text:style-name="Source_20_Text"><text:span text:style-name="T2">'o' = 111</text:span></text:span><text:span text:style-name="T1">. So, the score of </text:span><text:span text:style-name="Source_20_Text"><text:span text:style-name="T2">s</text:span></text:span><text:span text:style-name="T1"> would be </text:span><text:span text:style-name="Source_20_Text"><text:span text:style-name="T2">|104 - 101| + |101 - 108| + |108 - 108| + |108 - 111| = 3 + 7 + 0 + 3 = 13</text:span></text:span><text:span text:style-name="T1">.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 s = "zaz"</text:span></text:p>
      <text:p text:style-name="P2"><text:span text:style-name="Strong_20_Emphasis"><text:span text:style-name="T1">Output:</text:span></text:span><text:span text:style-name="T1"> 50</text:span></text:p>
      <text:p text:style-name="P2"><text:span text:style-name="Strong_20_Emphasis"><text:span text:style-name="T1">Explanation:</text:span></text:span></text:p>
      <text:p text:style-name="P2"><text:span text:style-name="T1">The </text:span><text:span text:style-name="Strong_20_Emphasis"><text:span text:style-name="T1">ASCII</text:span></text:span><text:span text:style-name="T1"> values of the characters in </text:span><text:span text:style-name="Source_20_Text"><text:span text:style-name="T2">s</text:span></text:span><text:span text:style-name="T1"> are: </text:span><text:span text:style-name="Source_20_Text"><text:span text:style-name="T2">'z' = 122</text:span></text:span><text:span text:style-name="T1">, </text:span><text:span text:style-name="Source_20_Text"><text:span text:style-name="T2">'a' = 97</text:span></text:span><text:span text:style-name="T1">. So, the score of </text:span><text:span text:style-name="Source_20_Text"><text:span text:style-name="T2">s</text:span></text:span><text:span text:style-name="T1"> would be </text:span><text:span text:style-name="Source_20_Text"><text:span text:style-name="T2">|122 - 97| + |97 - 122| = 25 + 25 = 50</text:span></text:span><text:span text:style-name="T1">.</text:span></text:p>
      <text:p text:style-name="P3"> </text:p>
      <text:p text:style-name="P2"><text:span text:style-name="Strong_20_Emphasis"><text:span text:style-name="T1">Constraints:</text:span></text:span></text:p>
      <text:list xml:id="list143264268" text:style-name="L1">
        <text:list-item>
          <text:p text:style-name="P4"><text:span text:style-name="Source_20_Text"><text:span text:style-name="T2">2 &lt;= s.length &lt;= 100</text:span></text:span></text:p>
        </text:list-item>
        <text:list-item>
          <text:p text:style-name="P5"><text:span text:style-name="Source_20_Text"><text:span text:style-name="T2">s</text:span></text:span><text:span text:style-name="T1"> consists only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3T20:46:36.612000000</dc:date>
    <meta:editing-duration>PT1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9" meta:word-count="159" meta:character-count="698" meta:non-whitespace-character-count="556"/>
  </office:meta>
</office:document-meta>
</file>